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erenika" svg:font-family="Berenika" style:font-family-generic="roman"/>
    <style:font-face style:name="DejaVu Sans" svg:font-family="'DejaVu Sans'" style:font-family-generic="roman"/>
    <style:font-face style:name="Garamond1" svg:font-family="Garamond" style:font-family-generic="roman"/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.106cm" fo:margin-bottom="0.106cm" loext:contextual-spacing="false"/>
      <style:text-properties style:font-name="Linux Libertine O" fo:font-size="14pt" officeooo:paragraph-rsid="0018291f" style:font-size-asian="14pt" style:font-size-complex="14pt"/>
    </style:style>
    <style:style style:name="P2" style:family="paragraph" style:parent-style-name="Standard">
      <style:paragraph-properties fo:margin-top="0.106cm" fo:margin-bottom="0.106cm" loext:contextual-spacing="false" style:line-height-at-least="0.353cm" text:number-lines="true" text:line-number="0"/>
      <style:text-properties fo:font-variant="normal" fo:text-transform="none" style:use-window-font-color="true" style:text-line-through-style="none" style:text-line-through-type="none" style:text-position="0% 100%" style:font-name="Linux Libertine O" fo:font-size="14pt" fo:letter-spacing="normal" fo:language="en" fo:country="AU" fo:font-style="normal" style:text-underline-style="none" fo:font-weight="normal" officeooo:paragraph-rsid="0018291f" style:letter-kerning="true" fo:background-color="transparent" style:font-name-asian="Berenika" style:font-size-asian="14pt" style:language-asian="zh" style:country-asian="CN" style:font-style-asian="normal" style:font-weight-asian="normal" style:font-name-complex="Berenika" style:font-size-complex="14pt" style:language-complex="hi" style:country-complex="IN" style:font-style-complex="normal" style:font-weight-complex="normal" style:text-scale="100%" text:display="true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6pt" officeooo:paragraph-rsid="00209e99" style:font-size-asian="16pt" style:font-name-complex="Garamond" style:font-size-complex="16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6pt" officeooo:paragraph-rsid="0020a430" style:font-size-asian="16pt" style:font-name-complex="Garamond" style:font-size-complex="16pt"/>
    </style:style>
    <style:style style:name="P5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6pt" officeooo:paragraph-rsid="001dce47" style:font-size-asian="16pt" style:font-name-complex="Garamond" style:font-size-complex="16pt"/>
    </style:style>
    <style:style style:name="P6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0pt" officeooo:rsid="00209e99" officeooo:paragraph-rsid="0020a430" style:font-size-asian="10pt" style:font-name-complex="Garamond" style:font-size-complex="14pt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fo:font-size="22pt" fo:letter-spacing="normal" fo:language="en" fo:country="AU" fo:font-style="normal" style:text-underline-style="none" fo:font-weight="normal" style:letter-kerning="true" fo:background-color="transparent" loext:char-shading-value="0" style:font-name-asian="DejaVu Sans" style:font-size-asian="22pt" style:language-asian="zh" style:country-asian="CN" style:font-style-asian="normal" style:font-weight-asian="normal" style:font-name-complex="Garamond1" style:font-size-complex="22pt" style:language-complex="hi" style:country-complex="IN" style:font-style-complex="normal" style:font-weight-complex="normal" style:text-scale="100%" text:display="true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fo:font-size="22pt" fo:letter-spacing="normal" fo:language="en" fo:country="AU" fo:font-style="normal" style:text-underline-style="none" fo:font-weight="normal" officeooo:rsid="00209e99" style:letter-kerning="true" fo:background-color="transparent" loext:char-shading-value="0" style:font-name-asian="DejaVu Sans" style:font-size-asian="22pt" style:language-asian="zh" style:country-asian="CN" style:font-style-asian="normal" style:font-weight-asian="normal" style:font-name-complex="Garamond1" style:font-size-complex="22pt" style:language-complex="hi" style:country-complex="IN" style:font-style-complex="normal" style:font-weight-complex="normal" style:text-scale="100%" text:display="true"/>
    </style:style>
    <style:style style:name="T3" style:family="text">
      <style:text-properties fo:font-size="22pt" style:font-size-asian="22pt" style:font-name-complex="Garamond1" style:font-size-complex="22pt"/>
    </style:style>
    <style:style style:name="T4" style:family="text">
      <style:text-properties fo:font-size="22pt" officeooo:rsid="001dce47" style:font-size-asian="22pt" style:font-name-complex="Garamond1" style:font-size-complex="22pt"/>
    </style:style>
    <style:style style:name="T5" style:family="text">
      <style:text-properties fo:font-size="22pt" officeooo:rsid="00209e99" style:font-size-asian="22pt" style:font-name-complex="Garamond1" style:font-size-complex="22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0a430" style:font-style-asian="italic" style:font-weight-asian="bold" style:font-style-complex="italic" style:font-weight-complex="bold"/>
    </style:style>
    <style:style style:name="T8" style:family="text">
      <style:text-properties style:font-name="JARDOTTY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20e6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</text:p>
      <text:p text:style-name="P1"><text:span text:style-name="T3">Chapter X</text:span><text:span text:style-name="T4">LI</text:span><text:span text:style-name="T5">I</text:span><text:span text:style-name="T1"> – </text:span><text:span text:style-name="T2">The Sacraments</text:span></text:p>
      <text:p text:style-name="P3"><text:span text:style-name="T11">1</text:span>. A sacrament is an <text:s/>_ _ _ _ _ _ _ _ _ <text:s/>sign of <text:s/>_ _ _ _ _ _ _ , instituted by <text:s/>_ _ _ _ _ _ _ .</text:p>
      <text:p text:style-name="P3">2. The Church (<text:span text:style-name="T8">can</text:span>) (<text:span text:style-name="T8">cannot</text:span>) make a new sacrament.</text:p>
      <text:p text:style-name="P3">3. In the sacraments, grace which is invisible is <text:s/>_ _ _ _ _ _ _ <text:s/>connected with material things which we can see and hear.</text:p>
      <text:p text:style-name="P3">4. A sacrament is made up of matter and <text:s/>_ _ _ _ _ _ _ , united to make one efficacious <text:s/>_ _ _ _ _ _ _ <text:s/>of grace.</text:p>
      <text:p text:style-name="P3">5. We (<text:span text:style-name="T8">are</text:span>) (<text:span text:style-name="T8">are not</text:span>) allowed to alter these substantially.</text:p>
      <text:p text:style-name="P3">6. God is the <text:s/>_ _ _ _ _ _ _ _ _ Cause of the grace produced by the sacraments; they are its <text:s/>_ _ _ _ _ _ _ _ _ <text:s/>causes.</text:p>
      <text:p text:style-name="P3">7. They cause grace by (<text:span text:style-name="T8">their use</text:span>) (<text:span text:style-name="T8">dispositions they arouse in us</text:span>).</text:p>
      <text:p text:style-name="P3">8. The external ceremony is called the (<text:span text:style-name="T8">sign only</text:span>) (<text:span text:style-name="T8">thing and sign</text:span>) (<text:span text:style-name="T8">thing only</text:span>).</text:p>
      <text:p text:style-name="P3">9. If valid, it must produce in the soul a supernatural reality called the (<text:span text:style-name="T8">sign only</text:span>) (<text:span text:style-name="T8">thing and sign</text:span>) (<text:span text:style-name="T8">thing only</text:span>).</text:p>
      <text:p text:style-name="P3">10. This then produces the (<text:span text:style-name="T8">sign only</text:span>) (<text:span text:style-name="T8">thing and sign</text:span>) (<text:span text:style-name="T8">thing only</text:span>), which is <text:s/>_ _ _ _ _ _ _ _ <text:s/>grace, provided there is no _ _ _ _ _ _ _ .</text:p>
      <text:p text:style-name="P3">11. In baptism, confirmation and holy orders, the thing and sign corresponds to the _ _ _ _ _ _ _ _ <text:s/>given by these sacraments.</text:p>
      <text:p text:style-name="P3">12. One who receives baptism validly but unfruitfully (<text:span text:style-name="T8">can</text:span>) (<text:span text:style-name="T8">cannot</text:span>) get grace from it later in life.</text:p>
      <text:p text:style-name="P3">13. If there is no sacrament at all, it is said to be (<text:span text:style-name="T8">invalid</text:span>) (<text:span text:style-name="T8">valid, but not fruitful</text:span>) (<text:span text:style-name="T8">valid and fruitful</text:span>).</text:p>
      <text:p text:style-name="P3">14. A man gets married validly, but in mortal sin. Next day he makes an act of perfect contrition. Does this marriage then give him grace? (<text:span text:style-name="T8">Yes</text:span>) (<text:span text:style-name="T8">No</text:span>).</text:p>
      <text:p text:style-name="P3"><text:soft-page-break/>15. In the Eucharist, the Body and Blood of Christ are the (<text:span text:style-name="T8">sign only</text:span>) (<text:span text:style-name="T8">thing and sign</text:span>) (<text:span text:style-name="T8">thing only</text:span>) of the sacrament.</text:p>
      <text:p text:style-name="P3">16. In marriage, the thing and sign is the <text:s/>_ _ _ _ _ _ _ <text:s text:c="2"/>_ _ _ _ .</text:p>
      <text:p text:style-name="P4">17. In penance, it is <text:s/>_ _ _ _ _ _ <text:s text:c="2"/>_ _ _ <text:s text:c="2"/>_ _ _ <text:s text:c="2"/>which is a sharing in that experienced by Christ in Gethsemane.</text:p>
      <text:p text:style-name="P3">18. The sacramentals are instituted by (<text:span text:style-name="T8">Christ</text:span>) (<text:span text:style-name="T8">the Church</text:span>).</text:p>
      <text:p text:style-name="P3">19. They cause grace as efficient causes. (<text:span text:style-name="T8">True</text:span>) (<text:span text:style-name="T8">False</text:span>).</text:p>
      <text:p text:style-name="P3">20. Their efficacy depends on the power of the <text:s/>_ _ _ _ _ _ _ <text:s/>of the Church. </text:p>
      <text:p text:style-name="P5"/>
      <text:p text:style-name="P6"><text:span text:style-name="T11">1</text:span>. A sacrament is an (<text:span text:style-name="T6">efficacious</text:span>) sign of (<text:span text:style-name="T6">grace</text:span>), instituted by (<text:span text:style-name="T6">Christ</text:span>). 2. The Church (can) (<text:span text:style-name="T6">cannot</text:span>) make a new sacrament. 3. In the sacraments, grace which is invisible is (<text:span text:style-name="T6">infallibly</text:span>) connected with material things which we can see and hear. 4. A sacrament is made up of matter and (<text:span text:style-name="T6">form</text:span>), united to make one efficacious (<text:span text:style-name="T6">sign</text:span>) of grace. 5. We (are) (<text:span text:style-name="T6">are not</text:span>) allowed to alter these substantially. 6. God is the (<text:span text:style-name="T6">Principal</text:span>) Cause of the grace produced by the sacraments; they are its (<text:span text:style-name="T6">instrumental</text:span>) causes. 7. They cause grace by (<text:span text:style-name="T6">their use</text:span>) (dispositions they arouse in us). 8. The external ceremony is called the (<text:span text:style-name="T6">sign only</text:span>) (thing and sign) (thing only). 9. If valid, it must produce in the soul a supernatural reality called the (sign only) (<text:span text:style-name="T6">thing and sign</text:span>) (thing only). 10. This then produces the (<text:span text:style-name="T9">sign only</text:span>) (thing and sign) (<text:span text:style-name="T6">thing only</text:span>), which is (<text:span text:style-name="T6">sacramental</text:span>) grace, provided there is no (<text:span text:style-name="T6">obstacle</text:span>). 11. In baptism, confirmation and holy orders, the thing and sign corresponds to the (<text:span text:style-name="T6">character</text:span>) given by these sacraments. 12. One who receives baptism validly but unfruitfully (<text:span text:style-name="T6">can</text:span>) (cannot) get grace from it later in life. 13. If there is no sacrament at all, it is said to be (<text:span text:style-name="T6">invalid</text:span>) (valid, but not fruitful) (valid and fruitful). 14. A man gets married validly, but in mortal sin. Next day he makes an act of perfect contrition. Does this marriage then give him grace? (<text:span text:style-name="T6">Yes</text:span>) (No). 15. In the Eucharist, the Body and Blood of Christ are the (sign only) (<text:span text:style-name="T6">thing and sign</text:span>) (thing only) of the sacrament. 16. In marriage, the thing and sign is the (<text:span text:style-name="T7">marriage bond</text:span>). 17. In penance, it is (<text:span text:style-name="T6">sorrow for sin</text:span>) which is a sharing in that experienced by Christ in Gethsemane. 18. The sacramentals are instituted by (Christ) (<text:span text:style-name="T6">the Church</text:span>). 19. They cause grace as efficient causes. (<text:span text:style-name="T10">True</text:span>) (<text:span text:style-name="T6">False</text:span>). 20. Their efficacy depends on the power of the (<text:span text:style-name="T7">prayer</text:span>) of the Church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erenika" svg:font-family="Berenika" style:font-family-generic="roman"/>
    <style:font-face style:name="DejaVu Sans" svg:font-family="'DejaVu Sans'" style:font-family-generic="roman"/>
    <style:font-face style:name="Garamond1" svg:font-family="Garamond" style:font-family-generic="roman"/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9:35:48.703232889</meta:creation-date>
    <dc:date>2016-09-11T16:49:41.401021668</dc:date>
    <meta:editing-duration>PT55M45S</meta:editing-duration>
    <meta:editing-cycles>9</meta:editing-cycles>
    <meta:generator>LibreOffice/5.2.0.4$Linux_X86_64 LibreOffice_project/20m0$Build-4</meta:generator>
    <meta:print-date>2016-08-08T09:51:25.371825657</meta:print-date>
    <meta:document-statistic meta:table-count="0" meta:image-count="0" meta:object-count="0" meta:page-count="3" meta:paragraph-count="23" meta:word-count="754" meta:character-count="3865" meta:non-whitespace-character-count="3104"/>
  </office:meta>
</office:document-meta>
</file>